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1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1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1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1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1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19" style:repeat="stretch" presentation:display-footer="true" presentation:display-page-number="false" presentation:display-date-time="true"/>
    </style:style>
    <style:style style:name="dp11" style:family="drawing-page">
      <style:drawing-page-properties presentation:background-visible="true" presentation:background-objects-visible="true" draw:fill="bitmap" draw:fill-image-name="Bitmap_20_20" style:repeat="stretch" presentation:display-footer="true" presentation:display-page-number="false" presentation:display-date-time="true"/>
    </style:style>
    <style:style style:name="dp12" style:family="drawing-page">
      <style:drawing-page-properties presentation:background-visible="true" presentation:background-objects-visible="true" draw:fill="bitmap" draw:fill-image-name="Bitmap_20_21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4.104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26pt"/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26pt" fo:text-shadow="none" fo:font-weight="bold" style:font-size-asian="26pt" style:font-weight-asian="bold" style:font-size-complex="26pt" style:font-weight-complex="bold"/>
    </style:style>
    <style:style style:name="P5" style:family="paragraph">
      <style:paragraph-properties fo:text-align="center">
        <style:tab-stops>
          <style:tab-stop style:position="19.05cm" style:type="right"/>
        </style:tab-stops>
      </style:paragraph-properties>
      <style:text-properties fo:font-size="36pt"/>
    </style:style>
    <style:style style:name="P6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0.318cm" fo:margin-right="0cm" fo:text-align="center" fo:text-indent="0cm"/>
      <style:text-properties fo:font-size="26pt"/>
    </style:style>
    <style:style style:name="P8" style:family="paragraph">
      <loext:graphic-properties draw:fill="none" draw:fill-color="#ffffff"/>
      <style:paragraph-properties fo:margin-left="0.318cm" fo:margin-right="0cm" fo:text-align="center" fo:text-indent="0cm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style:font-size-asian="26pt" style:font-size-complex="26pt"/>
    </style:style>
    <style:style style:name="P9" style:family="paragraph">
      <style:paragraph-properties fo:margin-left="0.318cm" fo:margin-right="0cm" fo:text-indent="0cm"/>
      <style:text-properties fo:font-size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2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2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egoe UI2" fo:font-size="26pt" fo:text-shadow="1pt 1pt" style:font-size-asian="26pt" style:font-size-complex="26pt"/>
    </style:style>
    <style:style style:name="T6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4cm" svg:height="3.063cm" svg:x="1.246cm" svg:y="0.579cm">
          <draw:text-box>
            <text:p text:style-name="P1"><text:span text:style-name="T1">HYMN #756</text:span></text:p>
            <text:p text:style-name="P1"><text:span text:style-name="T2">“</text:span><text:span text:style-name="T2">Why Should Cross and Trial Grieve Me” <text:s/>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4" draw:layer="layout" svg:width="25.4cm" svg:height="7.011cm" svg:x="1.294cm" svg:y="0.535cm">
          <draw:text-box>
            <text:p text:style-name="P1"><text:span text:style-name="T3">1. </text:span><text:span text:style-name="T4">Why should cross and trial grieve me?</text:span><text:span text:style-name="T4"><text:line-break/></text:span><text:span text:style-name="T4">Christ is near</text:span><text:span text:style-name="T4"><text:line-break/></text:span><text:span text:style-name="T4">With His cheer;</text:span><text:span text:style-name="T4"><text:line-break/></text:span><text:span text:style-name="T4">Never will He leave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3" draw:text-style-name="P2" draw:layer="layout" svg:width="25.4cm" svg:height="7.011cm" svg:x="1.317cm" svg:y="0.504cm">
          <draw:text-box>
            <text:p text:style-name="P1"><text:span text:style-name="T4">Who can rob me of the heaven</text:span><text:span text:style-name="T4"><text:line-break/></text:span><text:span text:style-name="T4">That God’s Son</text:span><text:span text:style-name="T4"><text:line-break/></text:span><text:span text:style-name="T4">For me won</text:span><text:span text:style-name="T4"><text:line-break/></text:span><text:span text:style-name="T4">When His life was given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Hymn_25_20template" presentation:presentation-page-layout-name="AL1T0">
        <draw:frame draw:style-name="gr3" draw:text-style-name="P6" draw:layer="layout" svg:width="24.384cm" svg:height="7.011cm" svg:x="1.942cm" svg:y="0.545cm">
          <draw:text-box>
            <text:p text:style-name="P5"><text:span text:style-name="T3">2. </text:span><text:span text:style-name="T4">When life’s troubles rise to meet me,</text:span><text:span text:style-name="T4"><text:line-break/></text:span><text:span text:style-name="T4">Though their weight</text:span><text:span text:style-name="T4"><text:line-break/></text:span><text:span text:style-name="T4">May be great,</text:span><text:span text:style-name="T4"><text:line-break/></text:span><text:span text:style-name="T4">They will not defeat 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Hymn_25_20template" presentation:presentation-page-layout-name="AL1T0">
        <draw:frame draw:style-name="gr3" draw:text-style-name="P6" draw:layer="layout" svg:width="24.384cm" svg:height="7.011cm" svg:x="2.032cm" svg:y="0.609cm">
          <draw:text-box>
            <text:p text:style-name="P5"><text:span text:style-name="T4">God, my loving Savior, sends them;</text:span><text:span text:style-name="T4"><text:line-break/></text:span><text:span text:style-name="T4">He who knows</text:span><text:span text:style-name="T4"><text:line-break/></text:span><text:span text:style-name="T4">All my woes</text:span><text:span text:style-name="T4"><text:line-break/></text:span><text:span text:style-name="T4">Knows how best to end them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Hymn_25_20template" presentation:presentation-page-layout-name="AL1T0">
        <draw:frame draw:style-name="gr3" draw:text-style-name="P6" draw:layer="layout" svg:width="25.4cm" svg:height="7.011cm" svg:x="1.27cm" svg:y="0.508cm">
          <draw:text-box>
            <text:p text:style-name="P5"><text:span text:style-name="T3">3. </text:span><text:span text:style-name="T4">God gives me my days of gladness,</text:span><text:span text:style-name="T4"><text:line-break/></text:span><text:span text:style-name="T4">And I will</text:span><text:span text:style-name="T4"><text:line-break/></text:span><text:span text:style-name="T4">Trust Him still</text:span><text:span text:style-name="T4"><text:line-break/></text:span><text:span text:style-name="T4">When He sends me sadne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Hymn_25_20template" presentation:presentation-page-layout-name="AL1T0">
        <draw:frame draw:style-name="gr3" draw:text-style-name="P6" draw:layer="layout" svg:width="24.384cm" svg:height="7.011cm" svg:x="1.778cm" svg:y="0.508cm">
          <draw:text-box>
            <text:p text:style-name="P5"><text:span text:style-name="T4">God is good; His love attends me</text:span></text:p>
            <text:p text:style-name="P5"><text:span text:style-name="T4">Day by day,</text:span></text:p>
            <text:p text:style-name="P5"><text:span text:style-name="T4">Come what may,</text:span></text:p>
            <text:p text:style-name="P5"><text:span text:style-name="T4">Guides me and defends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Hymn_25_20template" presentation:presentation-page-layout-name="AL1T0">
        <draw:frame draw:style-name="gr3" draw:text-style-name="P6" draw:layer="layout" svg:width="23.876cm" svg:height="7.011cm" svg:x="2.149cm" svg:y="0.45cm">
          <draw:text-box>
            <text:p text:style-name="P5"><text:span text:style-name="T3">4. </text:span><text:span text:style-name="T4">From God’s joy can nothing sever,</text:span><text:span text:style-name="T4"><text:line-break/></text:span><text:span text:style-name="T4">For I am </text:span><text:span text:style-name="T4"><text:line-break/></text:span><text:span text:style-name="T4">His dear lamb,</text:span><text:span text:style-name="T4"><text:line-break/></text:span><text:span text:style-name="T4">He, my Shepherd eve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Hymn_25_20template" presentation:presentation-page-layout-name="AL1T0">
        <draw:frame draw:style-name="gr3" draw:text-style-name="P8" draw:layer="layout" svg:width="24.638cm" svg:height="7.011cm" svg:x="1.664cm" svg:y="0.387cm">
          <draw:text-box>
            <text:p text:style-name="P7"><text:span text:style-name="T4">I am His because He gave me</text:span><text:span text:style-name="T4"><text:line-break/></text:span><text:span text:style-name="T4">His own blood</text:span><text:span text:style-name="T4"><text:line-break/></text:span><text:span text:style-name="T4">For my good,</text:span><text:span text:style-name="T4"><text:line-break/></text:span><text:span text:style-name="T4">By His death to save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1" draw:master-page-name="Hymn_25_20template" presentation:presentation-page-layout-name="AL1T0">
        <draw:frame draw:style-name="gr3" draw:text-style-name="P6" draw:layer="layout" svg:width="25.4cm" svg:height="7.011cm" svg:x="1.27cm" svg:y="0.508cm">
          <draw:text-box>
            <text:p text:style-name="P5"><text:span text:style-name="T3">5. </text:span><text:span text:style-name="T4">Now in Christ, death cannot slay me,</text:span><text:span text:style-name="T4"><text:line-break/></text:span><text:span text:style-name="T4">Though it might,</text:span><text:span text:style-name="T4"><text:line-break/></text:span><text:span text:style-name="T4">Day and night,</text:span><text:span text:style-name="T4"><text:line-break/></text:span><text:span text:style-name="T4">Trouble and dismay 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2" draw:master-page-name="Hymn_25_20template" presentation:presentation-page-layout-name="AL1T0">
        <draw:frame draw:style-name="gr4" draw:text-style-name="P2" draw:layer="layout" svg:width="25.4cm" svg:height="14.354cm" svg:x="1.27cm" svg:y="0.508cm">
          <draw:text-box>
            <text:p text:style-name="P1"><text:span text:style-name="T4">Christ has made my death a portal</text:span><text:span text:style-name="T4"><text:line-break/></text:span><text:span text:style-name="T4">From the strife</text:span><text:span text:style-name="T4"><text:line-break/></text:span><text:span text:style-name="T4">Of this life</text:span><text:span text:style-name="T4"><text:line-break/></text:span><text:span text:style-name="T4">To His joy immortal!</text:span></text:p>
            <text:p text:style-name="P9"><text:span text:style-name="T5"/></text:p>
            <text:p text:style-name="P9"><text:span text:style-name="T6"><text:s text:c="5"/></text:span><text:span text:style-name="T6">© 2004 Stephen P. Starke. </text:span></text:p>
            <text:p text:style-name="P9"><text:span text:style-name="T6"><text:s text:c="5"/></text:span><text:span text:style-name="T6">Used by permission: LSB Hymn License </text:span></text:p>
            <text:p text:style-name="P9"><text:span text:style-name="T6"><text:s text:c="5"/></text:span><text:span text:style-name="T6">.NET, no. 100011038.</text:span><text:span text:style-name="T6"><text:line-break/></text:span><text:span text:style-name="T6"> <text:s text:c="4"/>Public domain</text:span></text:p>
            <text:p text:style-name="P9"><text:span text:style-name="T5"/></text:p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2" draw:display-name="Bitmap 12" xlink:href="Pictures/1000000000000422000002536521D4F7A22AE6D8.jpg" xlink:type="simple" xlink:show="embed" xlink:actuate="onLoad"/>
    <draw:fill-image draw:name="Bitmap_20_13" draw:display-name="Bitmap 13" xlink:href="Pictures/1000000000000422000002536521D4F7A22AE6D8.jpg" xlink:type="simple" xlink:show="embed" xlink:actuate="onLoad"/>
    <draw:fill-image draw:name="Bitmap_20_14" draw:display-name="Bitmap 14" xlink:href="Pictures/1000000000000422000002536521D4F7A22AE6D8.jpg" xlink:type="simple" xlink:show="embed" xlink:actuate="onLoad"/>
    <draw:fill-image draw:name="Bitmap_20_15" draw:display-name="Bitmap 15" xlink:href="Pictures/1000000000000422000002536521D4F7A22AE6D8.jpg" xlink:type="simple" xlink:show="embed" xlink:actuate="onLoad"/>
    <draw:fill-image draw:name="Bitmap_20_16" draw:display-name="Bitmap 16" xlink:href="Pictures/1000000000000422000002536521D4F7A22AE6D8.jpg" xlink:type="simple" xlink:show="embed" xlink:actuate="onLoad"/>
    <draw:fill-image draw:name="Bitmap_20_17" draw:display-name="Bitmap 17" xlink:href="Pictures/1000000000000422000002536521D4F7A22AE6D8.jpg" xlink:type="simple" xlink:show="embed" xlink:actuate="onLoad"/>
    <draw:fill-image draw:name="Bitmap_20_18" draw:display-name="Bitmap 18" xlink:href="Pictures/1000000000000422000002536521D4F7A22AE6D8.jpg" xlink:type="simple" xlink:show="embed" xlink:actuate="onLoad"/>
    <draw:fill-image draw:name="Bitmap_20_19" draw:display-name="Bitmap 19" xlink:href="Pictures/1000000000000422000002536521D4F7A22AE6D8.jpg" xlink:type="simple" xlink:show="embed" xlink:actuate="onLoad"/>
    <draw:fill-image draw:name="Bitmap_20_20" draw:display-name="Bitmap 20" xlink:href="Pictures/1000000000000422000002536521D4F7A22AE6D8.jpg" xlink:type="simple" xlink:show="embed" xlink:actuate="onLoad"/>
    <draw:fill-image draw:name="Bitmap_20_21" draw:display-name="Bitmap 21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0T20:20:46.891000000</meta:creation-date>
    <dc:title>Hymn template</dc:title>
    <meta:editing-duration>PT28M43S</meta:editing-duration>
    <meta:editing-cycles>16</meta:editing-cycles>
    <meta:generator>LibreOffice/6.1.5.2$Windows_X86_64 LibreOffice_project/90f8dcf33c87b3705e78202e3df5142b201bd805</meta:generator>
    <meta:initial-creator>Arthur Hoch</meta:initial-creator>
    <dc:date>2019-04-29T17:21:11.483000000</dc:date>
    <meta:document-statistic meta:object-count="54"/>
    <meta:template xlink:type="simple" xlink:actuate="onRequest" xlink:title="Hymn template" xlink:href="../../AppData/Roaming/LibreOffice/4/user/template/Worship%20Templsates/Hymn%20template.otp" meta:date="2015-03-20T20:20:46.516000000"/>
  </office:meta>
</office:document-meta>
</file>